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043c8b" officeooo:paragraph-rsid="00043c8b"/>
    </style:style>
    <style:style style:name="P2" style:family="paragraph" style:parent-style-name="Heading_20_1">
      <style:text-properties officeooo:rsid="00043c8b" officeooo:paragraph-rsid="00043c8b"/>
    </style:style>
    <style:style style:name="P3" style:family="paragraph" style:parent-style-name="Title">
      <style:text-properties officeooo:rsid="00043c8b" officeooo:paragraph-rsid="00043c8b"/>
    </style:style>
    <style:style style:name="P4" style:family="paragraph" style:parent-style-name="Text_20_body">
      <style:text-properties officeooo:rsid="00043c8b" officeooo:paragraph-rsid="00043c8b"/>
    </style:style>
    <style:style style:name="P5" style:family="paragraph" style:parent-style-name="Text_20_body">
      <style:text-properties officeooo:rsid="0007c7b0" officeooo:paragraph-rsid="0007c7b0"/>
    </style:style>
    <style:style style:name="P6" style:family="paragraph" style:parent-style-name="Text_20_body">
      <style:text-properties officeooo:rsid="00082736" officeooo:paragraph-rsid="00082736"/>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actical 2 Report</text:p>
      <text:h text:style-name="P2" text:outline-level="1">Introduction</text:h>
      <text:p text:style-name="P4">For this practical we had to implement the ‘Faro Shuffle’. This involved reading in and storing a deck of cards from standard input. In order to achieve full marks for this practical, there were several constraints that had to be satisfied, primarily that were weren’t to used any array-like structures or make use of contiguous dynamic memory.</text:p>
      <text:h text:style-name="Heading_20_1" text:outline-level="1">Design</text:h>
      <text:p text:style-name="P5">When taking in size and a position k, if k was larger than the size of the deck this could cause an error. To simply this, if k &gt; size, then k is changed to k mod size to represent starting again from the top of a deck of cards.</text:p>
      <text:p text:style-name="P5">In order to avoid array-based structures when storing the card input, the deck is stored as a linked list of ‘Card’ structures. With a cards position not being stored, but being implicit from its index in the linked list.</text:p>
      <text:p text:style-name="P6">In order to perform a faro shuffle on a linked list, that list has to be split at the midpoint. This is achieved by the split function. In addition there is no need for separate implementations of shuffling for IN or OUT shuffling, as by swapping which half of the deck is given as the first input, one can replicate IN <text:span text:style-name="T1">and </text:span><text:span text:style-name="T2">OUT shuffles with one fun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43c8b" officeooo:paragraph-rsid="00043c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11/03/2019<text:tab/>CS2002<text:tab/>18001279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6:25:52.945000000</meta:creation-date>
    <dc:date>2019-03-09T17:46:27.381000000</dc:date>
    <meta:editing-duration>PT20M14S</meta:editing-duration>
    <meta:editing-cycles>3</meta:editing-cycles>
    <meta:generator>LibreOffice/6.0.5.2$Windows_X86_64 LibreOffice_project/54c8cbb85f300ac59db32fe8a675ff7683cd5a16</meta:generator>
    <meta:document-statistic meta:table-count="0" meta:image-count="0" meta:object-count="0" meta:page-count="1" meta:paragraph-count="8" meta:word-count="221" meta:character-count="1211" meta:non-whitespace-character-count="998"/>
  </office:meta>
</office:document-meta>
</file>